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Songti TC" svg:font-family="Songti TC"/>
    <style:font-face style:name="Symbol" svg:font-family="Symbol"/>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P3" style:family="paragraph" style:parent-style-name="Standard">
      <style:paragraph-properties fo:margin-bottom="0.1667in"/>
      <style:text-properties style:font-name="Songti TC" fo:font-size="12.0pt" fo:background-color="#e0e0e0"/>
    </style:style>
    <style:style style:name="P4" style:family="paragraph" style:parent-style-name="Standard">
      <style:paragraph-properties fo:margin-bottom="0.1667in"/>
      <style:text-properties style:font-name="Times" fo:font-size="12.0pt" fo:background-color="#e0e0e0"/>
    </style:style>
    <style:style style:name="P5" style:family="paragraph" style:parent-style-name="Standard">
      <style:paragraph-properties fo:margin-bottom="0.1667in"/>
      <style:text-properties style:font-name="Times" fo:font-size="12.0pt" fo:background-color="#ececec"/>
    </style:style>
    <style:style style:name="P6" style:family="paragraph" style:parent-style-name="Standard">
      <style:text-properties style:font-name="LiHei Pro" fo:font-size="12.0pt"/>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4" style:family="text">
      <style:text-properties style:font-name="Symbol"/>
    </style:style>
    <style:style style:name="TableColumn1" style:family="table-column">
      <style:table-column-properties style:column-width="3.4625in" style:rel-column-width="32767*"/>
    </style:style>
  </office:automatic-styles>
  <office:body>
    <office:text>
      <text:p text:style-name="P1"><text:span text:style-name="T1">陳真</text:span><text:s/>  |  2013.07.26 19:48   |   <text:a xlink:type="simple" xlink:href="http://palinfo.habago.org/Entry?Command=Information_PrintForum&amp;iPage=471#FORUM31975"><text:span text:style-name="T2">#</text:span></text:a></text:p>
      <text:p text:style-name="P2">台灣的民主人士們好像對這事完全沒感覺<text:span text:style-name="T3">.</text:span>因此我要在此特別呼籲愛台民主人士們<text:span text:style-name="T3">,</text:span>為了咱子子孫孫的幸福與自由<text:span text:style-name="T3">,</text:span>為了咱對生命對人類的愛<text:span text:style-name="T3">,</text:span>勇敢地站出來反對美國戕害民主扼殺人權的暴政<text:span text:style-name="T3">!!<text:line-break/><text:line-break/></text:span>在此<text:span text:style-name="T3">,</text:span>我也要深深一鞠躬來向大家<text:span text:style-name="T3">,</text:span>特別是向咱的下一代道歉<text:span text:style-name="T3">,</text:span>我們沒有好好打拼護衛民主<text:span text:style-name="T3">,</text:span>以致於讓你們受苦了<text:span text:style-name="T3">. (</text:span>九十度鞠躬<text:span text:style-name="T3">,</text:span>加上堅毅迷人彷彿隱隱眺望遠方的眼神<text:span text:style-name="T3">)<text:line-break/><text:line-break/></text:span>陳真<text:span text:style-name="T3"><text:line-break/>===========<text:line-break/></text:span>美參議院通過制裁史諾登的法案<text:span text:style-name="T3"><text:line-break/><text:line-break/>NewTalk </text:span>新頭殼<text:span text:style-name="T3"><text:s/>| </text:span>新頭殼<text:span text:style-name="T3"><text:s/>– 2013</text:span>年<text:span text:style-name="T3">7</text:span>月<text:span text:style-name="T3">26</text:span>日<text:span text:style-name="T3"> <text:line-break/><text:line-break/></text:span>新頭殼<text:span text:style-name="T3">newtalk 2013.07.26 </text:span>黃沛瑜<text:span text:style-name="T3">/</text:span>編譯報導<text:span text:style-name="T3"><text:line-break/><text:line-break/></text:span>美國參議院撥款委員會昨<text:span text:style-name="T3">(25)</text:span>日批准<text:span text:style-name="T3">2014</text:span>年總額達<text:span text:style-name="T3">506</text:span>億美元的外交金額，且全體通過一個附加條件，未來若有國家提供美國情報局前雇員史諾登<text:span text:style-name="T3">(Edward Snowden)</text:span>庇護，美國將透過停止貿易優惠或其他手段進行制裁。<text:span text:style-name="T3"><text:line-break/><text:line-break/></text:span>參議員格雷漢<text:span text:style-name="T3">(Lindsey Graham)</text:span>提出為避免史諾登繼續揭露更多美國官方機密，並讓史諾登返回美國接受審判，要求針對提供史諾登庇護的國家進行制裁。而參議院撥款委員會也一致口頭通過明年度共<text:span text:style-name="T3">506</text:span>億美元的外交金額，並附加條件若有國家提供史諾登庇護與協助，美國將取消或暫停該國的貿易優惠。<text:span text:style-name="T3"><text:line-break/><text:line-break/></text:span>格雷漢過去曾要求俄國遣返史諾登，並建議美國政府透過抵制在俄國舉辦的冬季奧運來施加壓力。格雷漢指出，俄羅斯過去持續不斷掩護伊朗的核計畫，以及出售武器予敘利亞軍政府，加上提供史諾登臨時庇護，透過這次參議院的決議，希望能對俄國提出一強烈的警告。<text:span text:style-name="T3"><text:line-break/><text:line-break/></text:span>史諾登在<text:span text:style-name="T3">6</text:span>月<text:span text:style-name="T3">23</text:span>日飛抵俄羅斯，並於<text:span text:style-name="T3">7</text:span>月<text:span text:style-name="T3">16</text:span>日正式向俄羅斯提出臨時庇護的申請，但目前仍滯留在俄羅斯機場，美國曾多次要求俄羅斯遣返史諾登，並表示若俄羅斯讓史諾登離開機場，將為此感到非常失望。</text:p>
      <text:p text:style-name="P1"><text:span text:style-name="T1">陳真</text:span><text:s/>  |  2013.07.26 19:11   |   <text:a xlink:type="simple" xlink:href="http://palinfo.habago.org/Entry?Command=Information_PrintForum&amp;iPage=471#FORUM31974"><text:span text:style-name="T2">#</text:span></text:a></text:p>
      <text:p text:style-name="P3"><text:span text:style-name="T3">disgusting!<text:line-break/><text:line-break/></text:span>對於公眾事物<text:span text:style-name="T3">,</text:span>我可以有表示噁心的自由嗎<text:span text:style-name="T3">?<text:line-break/><text:line-break/></text:span>羅素說<text:span text:style-name="T3">,</text:span>戰爭不一定能看出對錯<text:span text:style-name="T3">(right or wrong),</text:span>但能看出左右<text:span text:style-name="T3">(right or left).<text:line-break/><text:line-break/></text:span>對於這類事物<text:span text:style-name="T3">,</text:span>會不會感到噁心<text:span text:style-name="T3">,</text:span>大約也可以看出一個人的味道如何<text:span text:style-name="T3">,</text:span>什麼樣的事物就自然會感動什麼樣的人<text:span text:style-name="T3">,</text:span>或讓什麼樣的人覺得想吐<text:span text:style-name="T3">.<text:line-break/><text:line-break/></text:span>陳真<text:span text:style-name="T3"><text:line-break/><text:line-break/>======<text:line-break/></text:span>【周四專欄】胡慕情：我們愛過那個時代<text:span text:style-name="T3"><text:line-break/><text:line-break/>2013/07/25<text:line-break/></text:span>作者<text:span text:style-name="T3">: <text:line-break/></text:span>胡慕情</text:p>
      <text:p text:style-name="P1"><text:span text:style-name="T1">秉叡</text:span><text:s/>  |  2013.07.26 04:58   |   <text:a xlink:type="simple" xlink:href="http://palinfo.habago.org/Entry?Command=Information_PrintForum&amp;iPage=471#FORUM31973"><text:span text:style-name="T2">#</text:span></text:a></text:p>
      <text:p text:style-name="P2">【周四專欄】胡慕情：我們愛過那個時代<text:span text:style-name="T3"><text:line-break/><text:line-break/>2013/07/25<text:line-break/></text:span>作者<text:span text:style-name="T3">: <text:line-break/></text:span>胡慕情<text:span text:style-name="T3"><text:line-break/><text:line-break/><text:line-break/></text:span>「誰都有只屬於自己的死者。家父和家母幾乎同時死去之後，我更能持續具體感覺到讓我活下去的死者群體。然而，也有表現同一個時代的死的東西。很多人，因為一個人的死而團結起來，擁有共同經驗。於是由於死者的共通，而使日曆的記事能成立，我們將以那日曆測度我們自己的生和死。」（《我愛過的那個時代》<text:span text:style-name="T3"><text:s/></text:span>，川本三郎）<text:span text:style-name="T3"><text:line-break/><text:line-break/></text:span>三年前，時任行政院長的吳敦義、內政部長江宜樺，在苗栗縣長劉政鴻「也參與」的正式協商會中，「白紙黑字」承諾保留苗栗大埔徵收案的所有房舍，並將劃地還農。原因是，劉政鴻夜半以怪手鏟田，逼死了朱馮敏老太太。她的死，加上吳敦義一句「她（朱馮敏）本來就有病」，團結了全台各地被徵收戶，撼動社會許多冷漠的人。礙於選舉壓力，馬政府做了妥協。選舉過後，馬政府翻臉不認帳，並以為人民和吳敦義一樣罹患健忘病，透過都市計劃委員會的操作，縱容劉政鴻在<text:span text:style-name="T3">2013</text:span>年<text:span text:style-name="T3">7</text:span>月<text:span text:style-name="T3">18</text:span>日強拆大埔四戶，最終逼得社會打起游擊戰、如影隨形抗議。馬政府動用國安人員抓、拖、打，但是沒有人退縮。<text:span text:style-name="T3">2013</text:span>年<text:span text:style-name="T3">7</text:span>月<text:span text:style-name="T3">23</text:span>日，國安人員以「公共危險罪」「逮捕」政大地政系教授徐世榮，並在隔日公開辯稱此舉是「保護徐教授的安全」，被網友譏諷「本日最好笑」。<text:span text:style-name="T3"><text:line-break/><text:line-break/></text:span>徐世榮被逮捕，激怒的不只學生和農運團體。今天上午，藝文界也公開聲援、律師們更組成游擊隊的後援團體、江宜樺的學生也發起公開信直接譴責。全民和政府對幹的時刻來臨，他們度量自己生死的日曆不僅是朱馮敏的死，更是民主制度和言論自由之死。<text:span text:style-name="T3"><text:line-break/><text:line-break/></text:span>徐世榮<text:span text:style-name="T3">24</text:span>日公開還原他被國安人員逮捕的前因後果：<text:span text:style-name="T3"><text:line-break/><text:line-break/></text:span>「凱道的記者會結束後，我便獨自搭著計程車前往塔城街想向總統馬英九陳情。下車時，離禁制區很近，是走路就可以到的距離。當時國安人員應該是認出了我，請警察將我驅離，警察希望我不要讓他們為難，於是我離開了塔城街與民生西路口設立了路障的禁制區。豈料隨後警察再一次驅離我，於是我離開了第二個靜坐的地方，到了第三個靜坐的位置，這裡已經是禁制區的對街了。然而警方隨後還是來壓制我並驅離我。我高舉雙手做出投降狀被警方拉扯時，可以感受到他們的緊張。但那緊張不是來自於我，而是來自於『上級』的命令。」<text:span text:style-name="T3"><text:line-break/><text:line-break/></text:span>徐世榮隨後因在禁制區外高喊「今天拆大埔、明天拆政府」的口號，被以公共危險罪逮捕送往大同分局，之後又將徐移送士林地檢署。律師詹順貴指出，在大同分局時，警方一度要和徐世榮「交換條件」，要求徐世榮否認「被逮捕」，就可以不被移送地檢署。徐世榮沒有妥協，隨後檢方認為警方對徐世榮行為觸犯刑法要件的認定過於寬鬆，於晚間十點多飭回。警方私下磋商以及檢方的說明，顯示了警察的執法過當是「明知故犯」。<text:span text:style-name="T3"><text:line-break/><text:line-break/></text:span>徐世榮的委任律師翁國彥進一步指出，警察進行筆錄時，完全無法舉出確切證據證明徐世榮犯了公共危險罪，僅可推敲出警方大致是以刑法第<text:span text:style-name="T3">185</text:span>條「妨害公眾往來安全罪」逮捕徐世榮。問題是，若徐世榮「獨自一人在禁制區外喊口號」即構成妨害公眾往來的安全罪，紅燈右轉者恐怕皆需入罪。翁國彥忍不住嘲弄：「上一個被這樣定罪的是南迴搞軌案。」明知故犯得這麼離譜，原因無他，一是拖住徐世榮重回抗議現場的可能性、癱瘓身心，二是製造寒蟬效應，要抗議者閉嘴。<text:span text:style-name="T3"><text:line-break/><text:line-break/></text:span>「這種行為，只有北京天安門才看得見。那是武警對上訪者的行為。」翁國彥的感歎，已經是台灣表意自由的真實處境。<text:span text:style-name="T3"><text:line-break/><text:line-break/></text:span>觀察馬英九執政以來，對抗議者對政策提出修法的回應，幾乎可以擬出一套ＳＯＰ：假意傾聽、施予小惠，最後則是全面壓制。其對憲法保障言論自由的箝制，並非從大埔案才開始。<text:span text:style-name="T3">2008</text:span>年陳雲林來台，上揚唱片爭議即是一例。隨後馬政府雖承諾修改集會遊行法，但修改內容聊勝於無。不僅如此，馬英九上任後旋即修改「特種勤務條例」，擴大禁制區的範圍，並允許國安人員得以安全為由，強制驅離民眾。問題是，特勤條例中明白規範，強制驅離必須在「確實危及公共安全、公共秩序或個人生命、身體、自由、名譽、財產之行為或事實情況」才得以為之。國安人員在徐世榮一案中，不僅將禁制區放寬到無法無天、整條路都被封起，命令警察踰越法律權限執法，不但是對憲法的褻瀆，更是世新大學法律系教授張嘉尹所說：「這是司法恐怖主義，並逼迫基層員警成為共犯！」<text:span text:style-name="T3"><text:line-break/><text:line-break/></text:span>馬政府在大埔一案摧毀了政治人物的誠信、土地制度的公正，已經天地不容。如今人民還願意卑微與和平地表意，沒有汽油彈、沒有武裝暴力，是因為民眾真正愛過努力爭取而來，雖不完美、但可進步的民主時代。台灣農村陣線近日重述四點訴求：道歉、恢復大埔四戶房舍、修改土地徵收條例，正是危機溝通裡教導的解套方式（遺憾、賠償、恢復、改革）。馬英九有不少幕僚擅長危機溝通和處理，奉勸馬英九執政團隊，在<text:span text:style-name="T3">8</text:span>月<text:span text:style-name="T3">18</text:span>日前真正落實危機溝通的真諦，若他不愛這個時代，人民絕對會，請他離開。<text:span text:style-name="T3"><text:line-break/><text:line-break/></text:span>．一些台大政治系學生給江宜樺院長的公開信<text:span text:style-name="T3"><text:line-break/><text:line-break/></text:span>．社運線上義務律師團</text:p>
      <text:p text:style-name="P1"><text:span text:style-name="T1">陳真</text:span><text:s/>  |  2013.07.24 16:56   |   <text:a xlink:type="simple" xlink:href="http://palinfo.habago.org/Entry?Command=Information_PrintForum&amp;iPage=471#FORUM31972"><text:span text:style-name="T2">#</text:span></text:a></text:p>
      <text:p text:style-name="P4">http://tw.news.yahoo.com/<text:span text:style-name="T1">外太陽系看地球</text:span>-<text:span text:style-name="T1">微光小藍點</text:span>-074500821.html</text:p>
      <text:p text:style-name="P1"><text:span text:style-name="T1">陳真</text:span><text:s/>  |  2013.07.17 18:22   |   <text:a xlink:type="simple" xlink:href="http://palinfo.habago.org/Entry?Command=Information_PrintForum&amp;iPage=471#FORUM31971"><text:span text:style-name="T2">#</text:span></text:a></text:p>
      <text:p text:style-name="P2">荷索的<text:span text:style-name="T3">Stroszek</text:span>裏有個傻帽喜歡音樂<text:span text:style-name="T3">,</text:span>常拖著樂器在社區中庭裏彈唱<text:span text:style-name="T3">,</text:span>但天災人禍不斷<text:span text:style-name="T3">,</text:span>朝不保夕<text:span text:style-name="T3">,</text:span>生命畢竟是另一回事<text:span text:style-name="T3">. </text:span>有一天<text:span text:style-name="T3">,</text:span>他對著樂器自言自語說道<text:span text:style-name="T3">,</text:span>將來這些東西究竟何去何從<text:span text:style-name="T3">,</text:span>這問題必須有個說法<text:span text:style-name="T3">.<text:line-break/><text:line-break/></text:span>離開這世界整整<text:span text:style-name="T3">22</text:span>個年頭<text:span text:style-name="T3">,</text:span>魂魄已逝<text:span text:style-name="T3">,</text:span>軀殼將隨<text:span text:style-name="T3">,</text:span>但我留存這世上還有些東西<text:span text:style-name="T3">,</text:span>究竟何去何從<text:span text:style-name="T3">,</text:span>這問題必須有個說法<text:span text:style-name="T3">.<text:line-break/><text:line-break/></text:span>塵浮於世<text:span text:style-name="T3">,</text:span>一息尚存<text:span text:style-name="T3">,</text:span>我對這世界的危害<text:span text:style-name="T3">,</text:span>相較他人<text:span text:style-name="T3">,</text:span>既不更多也不更少<text:span text:style-name="T3">,</text:span>如同對著一片汪洋灑落一滴淚水<text:span text:style-name="T3">. </text:span>汪洋偌大<text:span text:style-name="T3">,</text:span>可我始終僅僅想到那一滴早已在大海裏找尋不到任何蹤跡的淚水<text:span text:style-name="T3">.<text:line-break/><text:line-break/></text:span>可是<text:span text:style-name="T3">,</text:span>大海呢<text:span text:style-name="T3">? </text:span>大海何去何從<text:span text:style-name="T3">,</text:span>這問題我倒從未想過<text:span text:style-name="T3">,</text:span>也許它對一個卑微生命來説始終不是個問題<text:span text:style-name="T3">. </text:span>地球毀了<text:span text:style-name="T3">,</text:span>猶如夜裏畫過天空的一顆流星<text:span text:style-name="T3">,</text:span>猶如沈從文所說<text:span text:style-name="T3">,</text:span>這個雨滴<text:span text:style-name="T3">,</text:span>打破了先前另一個雨滴在地上形成的水泡那般不值得措意<text:span text:style-name="T3">.<text:line-break/><text:line-break/></text:span>不是說沒有國哪有家嗎<text:span text:style-name="T3">? </text:span>沒有地球哪有國<text:span text:style-name="T3">? </text:span>沒有宇宙銀河<text:span text:style-name="T3">,</text:span>哪來地球<text:span text:style-name="T3">? </text:span>人心似乎有兩種走向<text:span text:style-name="T3">,</text:span>一種越走越龐大<text:span text:style-name="T3">,</text:span>胸懷宇宙萬物<text:span text:style-name="T3">,</text:span>另一種越來越下流<text:span text:style-name="T3">,</text:span>所謂大難來臨母狗免<text:span text:style-name="T3">,</text:span>越走越幽微<text:span text:style-name="T3">,</text:span>離世界越來越遠<text:span text:style-name="T3">.<text:line-break/><text:line-break/></text:span>大海再大<text:span text:style-name="T3">,</text:span>總有一天要乾涸<text:span text:style-name="T3">,</text:span>大的並不比小的來得高明重要<text:span text:style-name="T3">. </text:span>不管我做什麼<text:span text:style-name="T3">,</text:span>心裏想的永遠是那個小的<text:span text:style-name="T3">,</text:span>而不是那個大的<text:span text:style-name="T3">. </text:span>所謂人之將死其言也善<text:span text:style-name="T3">,</text:span>棺材都躺一半了<text:span text:style-name="T3">,</text:span>說出來的話即便不夠文明<text:span text:style-name="T3">,</text:span>但善意卻十足<text:span text:style-name="T3">.<text:line-break/><text:line-break/></text:span>十六年前<text:span text:style-name="T3">,</text:span>遇到維根斯坦<text:span text:style-name="T3">,</text:span>一夕間世界不一樣了<text:span text:style-name="T3">;</text:span>十六年來<text:span text:style-name="T3">,</text:span>生活日趨下流<text:span text:style-name="T3">,</text:span>我反倒越來越能體會他和羅素間究竟發生了什麼事<text:span text:style-name="T3">. </text:span>羅素不是反戰反核武<text:span text:style-name="T3">,</text:span>反這個反那個<text:span text:style-name="T3">,</text:span>一心要拯救世界嗎<text:span text:style-name="T3">? </text:span>但我始終不這麼認為<text:span text:style-name="T3">,</text:span>我不相信羅素有這麼低級<text:span text:style-name="T3"> <text:line-break/><text:line-break/></text:span>有一天<text:span text:style-name="T3">,</text:span>羅素形色匆匆準備去參加救國救民座談會<text:span text:style-name="T3">,</text:span>主題是拯救戰亂兒童<text:span text:style-name="T3">,</text:span>途中遇到維根斯坦<text:span text:style-name="T3">,</text:span>說明去向<text:span text:style-name="T3">,</text:span>維根斯坦一聽猛搖頭<text:span text:style-name="T3">,</text:span>面露鄙夷說<text:span text:style-name="T3">: </text:span>看在神的份上<text:span text:style-name="T3">,</text:span>別再幹那些事了<text:span text:style-name="T3">.<text:line-break/><text:line-break/></text:span>羅素一聽氣炸了<text:span text:style-name="T3">(</text:span>我看是被人說中<text:span text:style-name="T3">,</text:span>惱羞成怒<text:span text:style-name="T3">),</text:span>當場反駁維根斯坦說<text:span text:style-name="T3">: </text:span>怎麼<text:span text:style-name="T3">? </text:span>我拯救兒童哪裡不對<text:span text:style-name="T3">? </text:span>難道我要發起一個虐待兒童的世界級運動嗎<text:span text:style-name="T3">? </text:span>維根斯坦說<text:span text:style-name="T3">,</text:span>那也總比你現在做的事好<text:span text:style-name="T3">. </text:span>羅素氣到無言<text:span text:style-name="T3">,</text:span>事後逢人便指控維根斯坦反文明反人性反向上提昇的荒謬思維<text:span text:style-name="T3">. <text:line-break/><text:line-break/></text:span>但我看不出來維根斯坦哪裡荒謬<text:span text:style-name="T3">. </text:span>羅素那麼聰明<text:span text:style-name="T3">,</text:span>理應也是維根斯坦那一國<text:span text:style-name="T3">,</text:span>只是嘴硬不承認<text:span text:style-name="T3">,</text:span>但我曾聽黃達夫院長說<text:span text:style-name="T3">,</text:span>羅素女兒曾爆料<text:span text:style-name="T3">,</text:span>說他整天褻瀆神明的爹<text:span text:style-name="T3">,</text:span>一生追求何事<text:span text:style-name="T3">. </text:span>黃問我知不知道羅素女兒爆什麼料<text:span text:style-name="T3">? </text:span>我說我不知道<text:span text:style-name="T3">,</text:span>但以我對羅素的了解<text:span text:style-name="T3">,</text:span>我想我能猜得出來<text:span text:style-name="T3">.<text:line-break/><text:line-break/></text:span>我跟黃說<text:span text:style-name="T3">,</text:span>讓我想一想該怎麼說<text:span text:style-name="T3">. </text:span>我給的答案是<text:span text:style-name="T3">: </text:span>羅素一生最在乎的是一個正直的人的尊敬<text:span text:style-name="T3">.<text:line-break/><text:line-break/></text:span>我之所以這麼說是因為我看意氣風發好像啥都不在乎的羅素<text:span text:style-name="T3">,</text:span>似乎非常在乎維根斯坦對他所做所為或其思想水平的評價<text:span text:style-name="T3">,</text:span>維稍有批評<text:span text:style-name="T3">,</text:span>羅每次就回去找小甜心哭訴<text:span text:style-name="T3">.<text:line-break/><text:line-break/></text:span>也許我的答案講得比較俗氣<text:span text:style-name="T3">,</text:span>但是跟羅素女兒的爆料其實意義一樣<text:span text:style-name="T3">. </text:span>別看羅素整天言語無分寸<text:span text:style-name="T3">,</text:span>連對女學生說什麼<text:span text:style-name="T3"><text:s/>"</text:span>倫家最喜歡幹啦<text:span text:style-name="T3">" </text:span>這種連我都不好意思說的下流話也敢講<text:span text:style-name="T3">,</text:span>也別看他寫什麼數學的基礎<text:span text:style-name="T3">,</text:span>邏輯的前提<text:span text:style-name="T3">,</text:span>思想好像科學兮兮的很理性<text:span text:style-name="T3">,</text:span>而且整天嘲弄神明乃愚夫愚婦的純屬虛構<text:span text:style-name="T3">,</text:span>但實際上<text:span text:style-name="T3">,</text:span>她女兒說<text:span text:style-name="T3">,</text:span>羅素一生所求<text:span text:style-name="T3">,</text:span>無非就是追尋上帝<text:span text:style-name="T3">.<text:line-break/><text:line-break/></text:span>而上帝是什麼<text:span text:style-name="T3">?</text:span>上帝是反眾人反世界的<text:span text:style-name="T3">. </text:span>眾人之後<text:span text:style-name="T3">,</text:span>世界之外<text:span text:style-name="T3">,</text:span>才是神的國度<text:span text:style-name="T3">. <text:line-break/><text:line-break/></text:span>這類話語不好說<text:span text:style-name="T3">,</text:span>若硬要說<text:span text:style-name="T3">,</text:span>便容易招來曲解<text:span text:style-name="T3">,</text:span>但曲解就曲解唄<text:span text:style-name="T3">,</text:span>反正眾人怎麼想不重要<text:span text:style-name="T3">,"</text:span>我<text:span text:style-name="T3">" </text:span>字怎麼寫<text:span text:style-name="T3">,"</text:span>我<text:span text:style-name="T3">" </text:span>怎麼想才重要<text:span text:style-name="T3">.</text:span></text:p>
      <text:p text:style-name="P1"><text:span text:style-name="T1">鄭啟承</text:span><text:s/>  |  2013.07.14 14:07   |   <text:a xlink:type="simple" xlink:href="http://palinfo.habago.org/Entry?Command=Information_PrintForum&amp;iPage=471#FORUM31970"><text:span text:style-name="T2">#</text:span></text:a></text:p>
      <text:p text:style-name="P3">每次想到人們為了開採石油破壞大片海洋生態，或是為了取得木材把世上雨林砍伐殆盡，心中就悶悶的十分不痛快。不管是人或是動物植物，活在這個朝不保夕的時代真是有夠倒霉，連圖個安身立命都是奢求。<text:span text:style-name="T3"><text:line-break/><text:line-break/></text:span>過去總認為人口數量是罪魁禍首，只要減少人口的數量，這地球就能稍喘一口氣<text:span text:style-name="T3">(</text:span>這是珍古德的說法<text:span text:style-name="T3">)</text:span>，但我現在不這麼想了，人口並不是病因，而只是一種必然症狀。人的問題不在於大量繁殖造成地球資源的枯竭，而在於我們對這一切傷害環境的行為並不在乎，我們應該看的不是腫瘤科，而是精神科。<text:span text:style-name="T3"><text:line-break/><text:line-break/></text:span>我有仔細想過，在這個時代當什麼動物最好，可是想來想去好像不管當哪種動物都很不幸，可能只有蟑螂還算過得不錯。</text:p>
      <text:p text:style-name="P1"><text:span text:style-name="T1">鑑慧</text:span><text:s/>  |  2013.07.14 12:03   |   <text:a xlink:type="simple" xlink:href="http://palinfo.habago.org/Entry?Command=Information_PrintForum&amp;iPage=471#FORUM31969"><text:span text:style-name="T2">#</text:span></text:a></text:p>
      <text:p text:style-name="P5"><text:span text:style-name="T1">六名超級女攀岩高手，爬上了位於倫敦的西歐最高建築</text:span>Shard (<text:span text:style-name="T1">百分之</text:span>95<text:span text:style-name="T1">資金來自卡達這石油國</text:span>)<text:span text:style-name="T1">，抗議跨國石油集團</text:span>Shell<text:span text:style-name="T1">在北極多處油田的開發。她們靠</text:span>energy bars<text:span text:style-name="T1">和起司貝果維繫體力，共花了十五小時，才抵達</text:span>Shard<text:span text:style-name="T1">頂峰。由於超過預計時間，未能放下一隻北極熊的大型圖像，但她們還是在尖塔上揚起了</text:span>"Save the Arctic"<text:span text:style-name="T1">的標語。這登峰活動最後以逮捕收場，罪名是</text:span>aggravated trespass (<text:span text:style-name="T1">挑釁式侵入</text:span>?)<text:span text:style-name="T1">。</text:span> <text:line-break/><text:line-break/><text:span text:style-name="T1">原本要寄給攀岩高手好友看的，最後想還是大家一起過個癮，同享一下阿</text:span>Q<text:span text:style-name="T1">式的精神勝利</text:span>!<text:line-break/><text:line-break/>http://www.guardian.co.uk/environment/video/2013/jul/12/greenpeace-climbing-london-shard-video?INTCMP=ILCNETTXT3487<text:line-break/>http://www.guardian.co.uk/environment/2013/jul/11/greenpeace-shard-shell?INTCMP=ILCNETTXT3487<text:line-break/>http://www.youtube.com/watch?v=m94DaGs2zhQ</text:p>
      <text:p text:style-name="P1"><text:span text:style-name="T1">陳真</text:span><text:s/>  |  2013.07.12 12:32   |   <text:a xlink:type="simple" xlink:href="http://palinfo.habago.org/Entry?Command=Information_PrintForum&amp;iPage=471#FORUM31968"><text:span text:style-name="T2">#</text:span></text:a></text:p>
      <text:p text:style-name="P3">最近看王建<text:span text:style-name="T3">(</text:span>火宣<text:span text:style-name="T3">)</text:span>的專訪<text:span text:style-name="T3">,</text:span>很感動<text:span text:style-name="T3">,</text:span>覺得這是一個很善良隨和的人<text:span text:style-name="T3">,</text:span>是個真正意義上的基督徒<text:span text:style-name="T3">. </text:span>感動我的完全不是他所做的救苦救窮的<text:span text:style-name="T3"><text:s/>"</text:span>善事<text:span text:style-name="T3">" </text:span>本身<text:span text:style-name="T3">,</text:span>而是他做這些事情時的<text:span text:style-name="T3"><text:s/>"</text:span>態度<text:span text:style-name="T3">".<text:line-break/><text:line-break/></text:span>我過去黨外時真是瞎了眼<text:span text:style-name="T3">,</text:span>怎麼會以為只要是國民黨大官就是混蛋<text:span text:style-name="T3">,</text:span>而只要反對國民黨就是同志<text:span text:style-name="T3">?<text:line-break/><text:line-break/></text:span>一個好人<text:span text:style-name="T3">,</text:span>即便他幹<text:span text:style-name="T3"><text:s/>"</text:span>壞事<text:span text:style-name="T3">" </text:span>或支持一種<text:span text:style-name="T3"><text:s/>"</text:span>不好<text:span text:style-name="T3">" </text:span>的主張<text:span text:style-name="T3">,</text:span>他依然是個好人<text:span text:style-name="T3">. </text:span>前一陣子寫立報讚美中國經濟學家茅于軾<text:span text:style-name="T3">,</text:span>我認為這個人的確心裏懷著善念<text:span text:style-name="T3">,</text:span>的確同情弱者窮人<text:span text:style-name="T3">,</text:span>結果有朋友打電話來抗議<text:span text:style-name="T3">,</text:span>說他是右派<text:span text:style-name="T3">. </text:span>重點是一個人蘋果派或香蕉派<text:span text:style-name="T3">,</text:span>我實在不在乎<text:span text:style-name="T3">,</text:span>他對某件見仁見智的事採取何種觀點<text:span text:style-name="T3">,</text:span>對我來說沒有什麼參考價值<text:span text:style-name="T3">,</text:span>一個人的好壞不在於他支持哪一種主張<text:span text:style-name="T3">.<text:line-break/><text:line-break/></text:span>我黨外時真是瞎了眼<text:span text:style-name="T3">,</text:span>才會把王建<text:span text:style-name="T3">(</text:span>火宣<text:span text:style-name="T3">)</text:span>看成壞蛋<text:span text:style-name="T3">,</text:span>把那些整天高喊著無數漂亮口號到現在都還在喊個不停的綠營人士看成同志<text:span text:style-name="T3">, </text:span>同個它媽的痔瘡啦<text:span text:style-name="T3">.<text:line-break/><text:line-break/></text:span>大約在<text:span text:style-name="T3">1994</text:span>年左右<text:span text:style-name="T3">,</text:span>我就慢慢覺得同個它媽的痔的不對勁<text:span text:style-name="T3">,</text:span>我越來越感受不到他們對所謂理想或弱者的真實熱情與同情<text:span text:style-name="T3">,</text:span>我發現他們只是把這些冠冕堂皇的<text:span text:style-name="T3"><text:s/>"</text:span>理想<text:span text:style-name="T3">" </text:span>當成一種攻擊敵人的手段<text:span text:style-name="T3">,</text:span>就好像我也曾經以為美國相信民主<text:span text:style-name="T3">,</text:span>但出國後就一點也不信了<text:span text:style-name="T3">,</text:span>他不但不信民主<text:span text:style-name="T3">,</text:span>反倒是民主的威脅<text:span text:style-name="T3">.<text:line-break/><text:line-break/></text:span>學姊笑我也會犯下這樣的錯<text:span text:style-name="T3">,</text:span>連人或政府的好壞都不會看<text:span text:style-name="T3">. </text:span>但所謂知錯能改<text:span text:style-name="T3">,</text:span>善莫大焉<text:span text:style-name="T3">,</text:span>我雖曾經眼睛被屎糊到<text:span text:style-name="T3">,</text:span>但我至少在<text:span text:style-name="T3">1998</text:span>年左右一旦發現自己錯了<text:span text:style-name="T3">,</text:span>便馬上改邪歸正<text:span text:style-name="T3">,</text:span>不再輕易被口頭言詞所騙<text:span text:style-name="T3">,</text:span>而慢慢懂得人事物的真正價值何在<text:span text:style-name="T3">.<text:line-break/><text:line-break/></text:span>講到王建<text:span text:style-name="T3"><text:s/>(</text:span>火宣<text:span text:style-name="T3">),</text:span>還是得插播一段說法<text:span text:style-name="T3">,</text:span>王跟很多好人一樣<text:span text:style-name="T3">, </text:span>喜歡勸人儉樸<text:span text:style-name="T3">,</text:span>叫人不要看重金錢<text:span text:style-name="T3">. </text:span>我過去要不是中了毒就是智商有問題聽不懂人家在說什麼<text:span text:style-name="T3">,</text:span>於是把自己長期搞得一窮二白<text:span text:style-name="T3">,</text:span>收入雖高<text:span text:style-name="T3">,</text:span>但千金散盡並沒有<text:span text:style-name="T3"><text:s/>"</text:span>復來<text:span text:style-name="T3">",</text:span>而是更加兩袖清風<text:span text:style-name="T3">.<text:line-break/><text:line-break/></text:span>如今<text:span text:style-name="T3">,</text:span>下場淒涼<text:span text:style-name="T3">,</text:span>即便都已經一隻腳踏進棺材了都還在為基本生存打拼<text:span text:style-name="T3">,</text:span>為錢賣老命<text:span text:style-name="T3">,</text:span>實在疲憊不堪<text:span text:style-name="T3">,</text:span>恐怕很快就會死在診療椅上<text:span text:style-name="T3">. </text:span>但我能怪誰呢<text:span text:style-name="T3">?</text:span>只能怪自己腦袋不清<text:span text:style-name="T3">,</text:span>以為人家講儉樸講施捨有道理<text:span text:style-name="T3">,</text:span>便把自己弄成個窮光蛋<text:span text:style-name="T3">,</text:span>過著遠低於一般台灣人的物質生活水平<text:span text:style-name="T3">,</text:span>搞到現在想喘口氣以便多活兩年都不可能<text:span text:style-name="T3">.<text:line-break/><text:line-break/></text:span>其實人家王建<text:span text:style-name="T3">(</text:span>火宣<text:span text:style-name="T3">)</text:span>或林義雄<text:span text:style-name="T3">,</text:span>他們的儉樸恐怕比我的盡力豪奢都還要豪奢不知道幾百倍<text:span text:style-name="T3">,</text:span>而且<text:span text:style-name="T3">,</text:span>人家能捐出幾千萬做公益<text:span text:style-name="T3">,</text:span>長年根本也不用工作<text:span text:style-name="T3">,</text:span>照樣不愁吃穿<text:span text:style-name="T3">,</text:span>照樣經常出國旅遊<text:span text:style-name="T3">,</text:span>這意味著他至少有幾千萬可以捐<text:span text:style-name="T3">,</text:span>但咱們連捐個幾千幾萬塊恐怕當月就得斷炊或是房貸就會繳不出來<text:span text:style-name="T3">,</text:span>每天工作累到爆<text:span text:style-name="T3">,</text:span>經常累到幾乎快斷氣<text:span text:style-name="T3">,</text:span>但他們卻能優雅地寫書演講談慈悲講儉樸<text:span text:style-name="T3">.<text:line-break/><text:line-break/></text:span>不過可別誤會<text:span text:style-name="T3">,</text:span>我完全不是在批評他們<text:span text:style-name="T3">,</text:span>而是說<text:span text:style-name="T3">,</text:span>你聽人講話或聽一種道理要會聽<text:span text:style-name="T3">,</text:span>不要聽錯<text:span text:style-name="T3">. CoCo</text:span>不是有篇漫畫很好笑嗎<text:span text:style-name="T3">? </text:span>一個小孩告訴他媽媽說<text:span text:style-name="T3">: </text:span>娘<text:span text:style-name="T3">,</text:span>人家李遠哲說文憑不重要耶<text:span text:style-name="T3">! </text:span>娘說<text:span text:style-name="T3">: </text:span>嗯<text:span text:style-name="T3">,</text:span>講得真好<text:span text:style-name="T3">,</text:span>你趕快去告訴其他同學<text:span text:style-name="T3">. </text:span>小孩納悶說<text:span text:style-name="T3">:</text:span>娘<text:span text:style-name="T3">! </text:span>妳真的認同文憑不重要<text:span text:style-name="T3">? </text:span>娘說<text:span text:style-name="T3">: </text:span>不是<text:span text:style-name="T3">,</text:span>但你告訴同學<text:span text:style-name="T3">,</text:span>讓他們相信文憑不重要<text:span text:style-name="T3">,</text:span>那你這回考試就有機會了<text:span text:style-name="T3">.<text:line-break/><text:line-break/></text:span>文憑不重要的意思就跟金錢不重要一樣<text:span text:style-name="T3">,</text:span>我現在已經懂了<text:span text:style-name="T3">,</text:span>我必須先努力想辦法讓自己有億萬家產之後<text:span text:style-name="T3">,</text:span>我就可以捐出幾千萬做公益<text:span text:style-name="T3">,</text:span>然後很優雅地告訴大家儉樸的道理<text:span text:style-name="T3">,</text:span>呼籲大家要把錢看淡<text:span text:style-name="T3">,</text:span>錢不重要<text:span text:style-name="T3">.<text:line-break/><text:line-break/></text:span>我並不是用一種諷刺的態度在說明這事<text:span text:style-name="T3">,</text:span>而是滿懷誠懇<text:span text:style-name="T3">,</text:span>希望後人以我為負面教材<text:span text:style-name="T3">,</text:span>別相信什麼捐出所有一切<text:span text:style-name="T3">,</text:span>而是應該趁年輕快撈點錢<text:span text:style-name="T3">,</text:span>然後再從中捐一點點就可以了<text:span text:style-name="T3">,</text:span>否則你會做一些自己不開心的事做到死<text:span text:style-name="T3">,</text:span>為了基本生存<text:span text:style-name="T3">,</text:span>不但失去做為一個人應有的各種自由<text:span text:style-name="T3">,</text:span>而且不管你想做什麼事都很難做到<text:span text:style-name="T3">.</text:span></text:p>
      <text:p text:style-name="P1"><text:span text:style-name="T1">陳真</text:span><text:s/>  |  2013.07.06 04:55   |   <text:a xlink:type="simple" xlink:href="http://palinfo.habago.org/Entry?Command=Information_PrintForum&amp;iPage=471#FORUM31967"><text:span text:style-name="T2">#</text:span></text:a></text:p>
      <text:p text:style-name="P2">講蠢話很容易<text:span text:style-name="T3">,</text:span>但如果有人說他看不出來哪裡蠢<text:span text:style-name="T3">,</text:span>反倒還覺得講得很睿智<text:span text:style-name="T3">,</text:span>那麼<text:span text:style-name="T3">,</text:span>你要指出其蠢便非常難<text:span text:style-name="T3">,</text:span>就好像誰能指出臭雞蛋有多臭<text:span text:style-name="T3">? </text:span>很難<text:span text:style-name="T3">! </text:span>因為有些東西如此顯而易見<text:span text:style-name="T3">,</text:span>如果你還聞不到或看不出來<text:span text:style-name="T3">,</text:span>那我真是無言<text:span text:style-name="T3">.<text:line-break/><text:line-break/></text:span>西遊降魔裏孫悟空看到舒淇<text:span text:style-name="T3">,</text:span>誇說<text:span text:style-name="T3">: </text:span>哇<text:span text:style-name="T3">, </text:span>舒小姐身材真好啊<text:span text:style-name="T3">. </text:span>笨蛋唐僧問說<text:span text:style-name="T3">:</text:span>你怎麼知道<text:span text:style-name="T3">?</text:span>孫悟空說<text:span text:style-name="T3">: </text:span>因為我有眼睛看<text:span text:style-name="T3">.<text:line-break/><text:line-break/></text:span>我看了李同學貼的南方朔的爛文<text:span text:style-name="T3">,</text:span>看得很痛苦<text:span text:style-name="T3">,</text:span>但我還是勉強忍耐花了五秒鐘把它看完<text:span text:style-name="T3">(</text:span>我有學過速讀<text:span text:style-name="T3">),</text:span>通篇就是指控<text:span text:style-name="T3"><text:s/>"</text:span>賣國<text:span text:style-name="T3">",</text:span>搞垮台灣<text:span text:style-name="T3">,</text:span>害死下一代的幸福和前途<text:span text:style-name="T3">,</text:span>準備投降的卑劣居心和陰謀伎倆<text:span text:style-name="T3">,</text:span>為了讓台灣的下一代變成大陸人的<text:span text:style-name="T3"><text:s/>"</text:span>奴僕<text:span text:style-name="T3">" </text:span>等等<text:span text:style-name="T3">.<text:line-break/><text:line-break/></text:span>我想請問李同學<text:span text:style-name="T3">,</text:span>這樣一種發神經罵大街的無聊文章<text:span text:style-name="T3">,</text:span>通篇抹黑謾罵<text:span text:style-name="T3">,</text:span>請問哪裡說出了什麼商的理由<text:span text:style-name="T3">? </text:span>這樣一種文章<text:span text:style-name="T3">,</text:span>我敢說網路上或電視上綠色生物聚集的地方一定到處都是類似的言論內容<text:span text:style-name="T3">,</text:span>不但毫無理性可言<text:span text:style-name="T3">,</text:span>簡直蠢到爆<text:span text:style-name="T3">,</text:span>而且相當可惡<text:span text:style-name="T3">.<text:line-break/><text:line-break/></text:span>我並不是說我贊成服貿或反對<text:span text:style-name="T3">,</text:span>我對這類見仁見智的現實問題或專業問題向來沒有什麼特別的看法<text:span text:style-name="T3">,</text:span>因為它相對性很高<text:span text:style-name="T3">,</text:span>它不是一種具有相當確定性的問題<text:span text:style-name="T3">. </text:span>旁人贊成也好<text:span text:style-name="T3">,</text:span>反對也罷<text:span text:style-name="T3">,</text:span>我沒啥意見<text:span text:style-name="T3">.<text:line-break/><text:line-break/></text:span>但不管贊成反對<text:span text:style-name="T3">,</text:span>它都只是一種理性問題<text:span text:style-name="T3">,</text:span>別老是搞成忠誠檢驗或甚至道德問題<text:span text:style-name="T3">,</text:span>彷彿它有個什麼必然的正確答案似的<text:span text:style-name="T3">,</text:span>只要沒選正確答案的人就是賣國賊<text:span text:style-name="T3">,</text:span>就是御用學者<text:span text:style-name="T3">,</text:span>就是別有居心別有陰謀<text:span text:style-name="T3">,</text:span>企圖搞垮台灣以便讓我們的子子孫孫以後世世代代當大陸人的奴僕<text:span text:style-name="T3">.<text:line-break/><text:line-break/></text:span>我不相信如果有人像南先生這樣分析經貿問題卻能宣稱這是一種理性專業的經貿分析或政治分析<text:span text:style-name="T3">.<text:line-break/><text:line-break/></text:span>台灣真是個鬼島<text:span text:style-name="T3">,</text:span>很可怕<text:span text:style-name="T3">,</text:span>完全沒法講話<text:span text:style-name="T3">,</text:span>只能選旗子靠<text:span text:style-name="T3">,</text:span>選錯了旗<text:span text:style-name="T3">,</text:span>便是非我族類<text:span text:style-name="T3">.<text:line-break/><text:line-break/></text:span>我這些話反覆講<text:span text:style-name="T3">,</text:span>實在講得很煩<text:span text:style-name="T3">. </text:span>羅素說得很對<text:span text:style-name="T3">,</text:span>這世界的問題是<text:span text:style-name="T3">: </text:span>聰慧者總是對理所當然的事物抱持太多疑惑<text:span text:style-name="T3">,</text:span>而蠢蛋卻剛好相反<text:span text:style-name="T3">,</text:span>他們對不確定的事物猛下結論<text:span text:style-name="T3">,</text:span>充滿自信<text:span text:style-name="T3">. <text:line-break/><text:line-break/></text:span>在我看來<text:span text:style-name="T3">,</text:span>猛下結論倒還好<text:span text:style-name="T3">,</text:span>我們頂多就是假裝沒聽到就好<text:span text:style-name="T3">,</text:span>最可怕的是猛下道德結論<text:span text:style-name="T3">,</text:span>典型句子就是<text:span text:style-name="T3">: </text:span>如果你支持<text:span text:style-name="T3"><text:s/>(</text:span>或不支持<text:span text:style-name="T3">)</text:span>某件事<text:span text:style-name="T3">,</text:span>那你就是賣國賣鄉出賣人民陰謀搞垮子子孫孫的幸福和前途等等等<text:span text:style-name="T3">,</text:span>其心可誅<text:span text:style-name="T3">. </text:span>既然其心可誅<text:span text:style-name="T3">,</text:span>這種人就可以用任何手段來傷害他都沒關係<text:span text:style-name="T3">.<text:line-break/><text:line-break/></text:span>台灣不就是這樣嗎<text:span text:style-name="T3">? </text:span>國民黨的黨國年代<text:span text:style-name="T3">,</text:span>對於什麼龍的傳人稍有不敬<text:span text:style-name="T3">,</text:span>聽到國歌沒有立正<text:span text:style-name="T3">,</text:span>提到蔣公沒有露出哀戚仰慕的眼神<text:span text:style-name="T3">,</text:span>對於政府的各項德政沒有熱烈擁護<text:span text:style-name="T3">,</text:span>就會被說成過不慣民主生活<text:span text:style-name="T3">,</text:span>看不慣大家生活安和樂利<text:span text:style-name="T3">.<text:line-break/><text:line-break/></text:span>那時的輿論和民粹常會建議把我們這種<text:span text:style-name="T3"><text:s/>"</text:span>與匪隔海唱和<text:span text:style-name="T3">" </text:span>的人空投大陸<text:span text:style-name="T3">,</text:span>這樣我們才會知道要感恩<text:span text:style-name="T3">,</text:span>才會了解自己生活在這島上多麼幸福<text:span text:style-name="T3">. </text:span>如果有人硬要組黨<text:span text:style-name="T3">,</text:span>或是硬要開放報禁<text:span text:style-name="T3">,</text:span>甚至硬要開放女學生留長頭髮<text:span text:style-name="T3">,</text:span>我們將會亡國<text:span text:style-name="T3">,</text:span>成為海上難民<text:span text:style-name="T3">,</text:span>男學生將整天沉迷於女色<text:span text:style-name="T3">,</text:span>再也不想好好唸書<text:span text:style-name="T3">,</text:span>這樣一來我們就中了對岸匪幫的計謀<text:span text:style-name="T3">.<text:line-break/><text:line-break/></text:span>你也許覺得這些話很可笑<text:span text:style-name="T3">,</text:span>但是<text:span text:style-name="T3">,</text:span>台灣過去幾十年就是這樣<text:span text:style-name="T3">. </text:span>在這島上你沒法講話的<text:span text:style-name="T3">,</text:span>你只能選正確的一邊靠<text:span text:style-name="T3">,</text:span>否則就夠你受的了<text:span text:style-name="T3">,</text:span>你會成為異類<text:span text:style-name="T3">,</text:span>成為怪物<text:span text:style-name="T3">,</text:span>成為企圖破壞社會以便讓共匪來接收台灣的陰謀份子<text:span text:style-name="T3">.<text:line-break/><text:line-break/></text:span>這些好笑卻也十分可悲和痛苦的事一點也沒有成為過去<text:span text:style-name="T3">,</text:span>如果你以為那已經是歷史<text:span text:style-name="T3">,</text:span>那你若非感覺遲鈍<text:span text:style-name="T3">,</text:span>就是智能有問題<text:span text:style-name="T3">,</text:span>要不就是你其實就是正確主流的一份子<text:span text:style-name="T3">. <text:line-break/><text:line-break/></text:span>過往年代<text:span text:style-name="T3">,</text:span>我老是被<text:span text:style-name="T3"><text:s/>"</text:span>民意<text:span text:style-name="T3">" </text:span>威脅應空投匪區<text:span text:style-name="T3">,</text:span>因為我<text:span text:style-name="T3"><text:s/>"</text:span>與匪隔海唱和<text:span text:style-name="T3">",</text:span>因為我過不慣民主生活所以才會跟大家想的不一樣<text:span text:style-name="T3">,</text:span>才會想破壞社會祥和與安定<text:span text:style-name="T3">. </text:span>這年代並無不同<text:span text:style-name="T3">,</text:span>動輒就會有人叫我滾回祖國去<text:span text:style-name="T3">,</text:span>不配住這島上<text:span text:style-name="T3">.</text:span></text:p>
      <text:p text:style-name="P1"><text:span text:style-name="T1">陳真</text:span><text:s/>  |  2013.07.03 16:38   |   <text:a xlink:type="simple" xlink:href="http://palinfo.habago.org/Entry?Command=Information_PrintForum&amp;iPage=471#FORUM31966"><text:span text:style-name="T2">#</text:span></text:a></text:p>
      <text:p text:style-name="P3"><text:span text:style-name="T3">(</text:span>再續<text:span text:style-name="T3">)<text:line-break/><text:line-break/></text:span>前天去高雄看陳凱歌的<text:span text:style-name="T3"><text:s/>"</text:span>搜索<text:span text:style-name="T3">",</text:span>還不錯看<text:span text:style-name="T3">,</text:span>通俗煽情<text:span text:style-name="T3">,</text:span>催淚效果好<text:span text:style-name="T3">. </text:span>看完之後跑到六合夜市吃東西<text:span text:style-name="T3">,</text:span>整條街全是陸客<text:span text:style-name="T3">. </text:span>還記得當初開放陸客來台<text:span text:style-name="T3">,</text:span>愛台人士們不也如喪考妣罵翻天<text:span text:style-name="T3">? <text:line-break/><text:line-break/></text:span>民<text:span text:style-name="T3">x</text:span>黨當時還在報上買了一整個版面打廣告<text:span text:style-name="T3">,</text:span>宣傳說有病有毒隨地大小便的陸客如果來台灣<text:span text:style-name="T3">,</text:span>我們的公園將淪陷<text:span text:style-name="T3">,</text:span>我們的生活將一片髒亂<text:span text:style-name="T3">. </text:span>我還記得報上廣告畫面是三個中國大男人隨地大小便的背影<text:span text:style-name="T3">.<text:line-break/><text:line-break/></text:span>後來還加上個<text:span text:style-name="T3"><text:s/>ECFA,</text:span>姓謝的那個國民黨爪爬仔<text:span text:style-name="T3">(</text:span>謝長廷<text:span text:style-name="T3">)</text:span>不是還有個順口溜嗎<text:span text:style-name="T3">? </text:span>說男的將找不到工作<text:span text:style-name="T3">,</text:span>女人將找不到老公<text:span text:style-name="T3">,</text:span>小孩全都必須送去黑龍江勞改<text:span text:style-name="T3">.<text:line-break/><text:line-break/></text:span>但是<text:span text:style-name="T3">,</text:span>現在一年有一兩百萬陸客來台<text:span text:style-name="T3">,</text:span>公園有淪陷成垃圾屎尿場嗎<text:span text:style-name="T3">? </text:span>有誰的小孩被送去黑龍江嗎<text:span text:style-name="T3">?<text:line-break/><text:line-break/></text:span>政客說蠢話說鬼話不奇怪<text:span text:style-name="T3">,</text:span>奇怪的是<text:span text:style-name="T3">,</text:span>為什麼越蠢的鬼話似乎越有市場<text:span text:style-name="T3">? <text:line-break/><text:line-break/></text:span>電視上常有一些令人不敢恭維的成藥廣告<text:span text:style-name="T3">,</text:span>真是低能到爆<text:span text:style-name="T3">. </text:span>不可思議的是<text:span text:style-name="T3">,</text:span>台南好多病人簡直就是把這些成藥當飯吃<text:span text:style-name="T3">,</text:span>甚至還有人一次吃二三十種什麼保肝丸養腎丸大鳥丸等等成藥<text:span text:style-name="T3">.<text:line-break/><text:line-break/></text:span>你會納悶<text:span text:style-name="T3">,</text:span>怎麼那麼低俗的成藥廣告也會有人買單<text:span text:style-name="T3">? </text:span>但事實偏偏就是如此<text:span text:style-name="T3">. </text:span>反倒是你開給他安全無虞真正能有助於病情的藥物給他<text:span text:style-name="T3">,</text:span>他卻不敢吃<text:span text:style-name="T3">,</text:span>說我們菜市場有個歐巴桑說你這個是西藥是鎮靜劑<text:span text:style-name="T3">,</text:span>吃了以後會變白癡加洗腎<text:span text:style-name="T3">.<text:line-break/><text:line-break/></text:span>蠢話難以制止<text:span text:style-name="T3">,</text:span>唯一能起作用的不是消除蠢話<text:span text:style-name="T3">,</text:span>而是想辦法增加點智能<text:span text:style-name="T3">,</text:span>方能明辨虛實<text:span text:style-name="T3">.</text:span></text:p>
      <text:p text:style-name="P1"><text:span text:style-name="T1">陳真</text:span><text:s/>  |  2013.07.03 16:15   |   <text:a xlink:type="simple" xlink:href="http://palinfo.habago.org/Entry?Command=Information_PrintForum&amp;iPage=471#FORUM31965"><text:span text:style-name="T2">#</text:span></text:a></text:p>
      <text:p text:style-name="P2"><text:span text:style-name="T3">(</text:span>續<text:span text:style-name="T3">)<text:line-break/><text:line-break/></text:span>其實不光是政黨顏色掛帥<text:span text:style-name="T3">,</text:span>其它種類的旗子也不遑多讓<text:span text:style-name="T3">. </text:span>就跟之前所說的<text:span text:style-name="T3"><text:s/>"</text:span>直接在每個現象後面打問號就以為是在提問思考<text:span text:style-name="T3">" </text:span>一樣<text:span text:style-name="T3">,</text:span>只要是表面上能弄成<text:span text:style-name="T3"><text:s/>"</text:span>大鯨魚<text:span text:style-name="T3">vs.</text:span>小蝦米<text:span text:style-name="T3">"</text:span>的事<text:span text:style-name="T3">,</text:span>就在每件事後面直接打上反對的驚嘆號<text:span text:style-name="T3">,</text:span>彷彿一個事情只要弄成這樣一種<text:span text:style-name="T3">"</text:span>大鯨魚<text:span text:style-name="T3">vs.</text:span>小蝦米<text:span text:style-name="T3">"</text:span>的文法結構<text:span text:style-name="T3">,</text:span>然後嘴巴上選擇站在小蝦米這一邊<text:span text:style-name="T3">,</text:span>就會有著什麼內在必然的道德優勢似的<text:span text:style-name="T3">. </text:span>若有不服<text:span text:style-name="T3">,</text:span>便是道德失貞<text:span text:style-name="T3">,</text:span>走錯方向<text:span text:style-name="T3">,</text:span>走到右邊去了<text:span text:style-name="T3">.<text:line-break/><text:line-break/></text:span>當然<text:span text:style-name="T3">,</text:span>嘴巴上雖然站在小蝦米這邊<text:span text:style-name="T3">,</text:span>但照樣逛<text:span text:style-name="T3">cosco,</text:span>照樣吃肯德基麥當勞<text:span text:style-name="T3">,</text:span>照樣這樣<text:span text:style-name="T3">,</text:span>照樣那樣<text:span text:style-name="T3">,</text:span>如果是這樣那樣<text:span text:style-name="T3">,</text:span>那所謂站在哪一邊有何意義可言<text:span text:style-name="T3">?<text:line-break/><text:line-break/>p.s.: </text:span>更正<text:span text:style-name="T3">: </text:span>上回說言行一致者<text:span text:style-name="T3">,</text:span>僅甘地一人<text:span text:style-name="T3">. </text:span>我錯了<text:span text:style-name="T3">,</text:span>還有一位就是德蕾莎<text:span text:style-name="T3">. </text:span>也許還有其他<text:span text:style-name="T3">,</text:span>但近代人物我目前只想到這兩位<text:span text:style-name="T3">.</text:span></text:p>
      <text:p text:style-name="P6"/>
      <text:p text:style-name="P1"><text:span text:style-name="T1">陳真</text:span><text:s/>  |  2013.07.03 15:49   |   <text:a xlink:type="simple" xlink:href="http://palinfo.habago.org/Entry?Command=Information_PrintForum&amp;iPage=472#FORUM31964"><text:span text:style-name="T2">#</text:span></text:a></text:p>
      <text:p text:style-name="P2">再投喬同學一票<text:span text:style-name="T3">!!<text:line-break/><text:line-break/></text:span>昨天打開電視<text:span text:style-name="T3">,</text:span>恰好就看到一堆身上穿著<text:span text:style-name="T3"><text:s/>"</text:span>台灣國<text:span text:style-name="T3">" </text:span>國旗的人<text:span text:style-name="T3">,</text:span>在政府機關前<text:span text:style-name="T3"><text:s/>"</text:span>抗議<text:span text:style-name="T3">" </text:span>服貿協議<text:span text:style-name="T3">,</text:span>對著警察亂丟東西<text:span text:style-name="T3">. </text:span>我一看<text:span text:style-name="T3">,</text:span>趕緊轉台<text:span text:style-name="T3">.<text:line-break/><text:line-break/></text:span>可別跟我說他們是關心經貿或關心甘仔店的弱勢族群<text:span text:style-name="T3">,</text:span>不管什麼事<text:span text:style-name="T3">,</text:span>反中愛台永遠是這島上這群惡勢力對於是非對錯的唯一檢驗標準<text:span text:style-name="T3">.</text:span>就跟什麼反媒體壟斷或什麼守護人權守護民主一樣<text:span text:style-name="T3">,</text:span>全是<text:span text:style-name="T3">100%</text:span>的唬爛<text:span text:style-name="T3">. <text:line-break/><text:line-break/></text:span>我實在很厭惡談論這樣一些事<text:span text:style-name="T3">,</text:span>就好像黨外時期我很厭惡討論<text:span text:style-name="T3"><text:s/>"</text:span>忠<text:span text:style-name="T3">(</text:span>國民<text:span text:style-name="T3">)</text:span>黨愛<text:span text:style-name="T3">(</text:span>中華民<text:span text:style-name="T3">)</text:span>國<text:span text:style-name="T3">" </text:span>那類氣燄囂張的事情一樣<text:span text:style-name="T3">,</text:span>因為那麼明白的醜事還需要討論嗎<text:span text:style-name="T3">? </text:span>一顆臭雞蛋都塞到嘴裏了<text:span text:style-name="T3">,</text:span>如果你的品味對此還不覺得臭<text:span text:style-name="T3">,</text:span>難道我能藉著討論讓你感到臭不可聞<text:span text:style-name="T3">? <text:line-break/><text:line-break/></text:span>如果要禁<text:span text:style-name="T3">,</text:span>應該禁止像法國的家樂福或什麼碗糕<text:span text:style-name="T3">COSCO</text:span>這種財大氣粗的美國企業進來台灣才對<text:span text:style-name="T3">,</text:span>這類團體不也讓很多商家關門倒閉<text:span text:style-name="T3">,</text:span>我不知道這是好或壞<text:span text:style-name="T3">,</text:span>但我知道<text:span text:style-name="T3">,</text:span>如果所有外資都能來去自如<text:span text:style-name="T3">,</text:span>陸資更是咱自己人<text:span text:style-name="T3">,</text:span>有何不可<text:span text:style-name="T3">? </text:span>若要把服貿說得彷彿台灣即將沉入海底<text:span text:style-name="T3">,</text:span>那麼<text:span text:style-name="T3">,</text:span>那麼多外資長期在台橫行無阻<text:span text:style-name="T3">,</text:span>為何那些事就稱不上個事<text:span text:style-name="T3">? <text:line-break/><text:line-break/></text:span>要反什麼當然都行<text:span text:style-name="T3">,</text:span>但除了動不動就扯上愛台灣的忠誠檢驗之外<text:span text:style-name="T3">,</text:span>是不是應該展現一點點點點點點點做為一個人最最最最起碼的理性能力<text:span text:style-name="T3">,</text:span>說出一點點點點點道理來<text:span text:style-name="T3">? </text:span>而不是動輒就是賣台指控<text:span text:style-name="T3">,</text:span>動輒就是忠誠檢驗<text:span text:style-name="T3">.<text:line-break/><text:line-break/></text:span>古希臘有句再平凡也不過的諺語如此說道<text:span text:style-name="T3">: </text:span>人類的智慧在不斷的辯駁討論中將會成長<text:span text:style-name="T3">. </text:span>我過去曾誤信以為這套期許也能應用在台灣上<text:span text:style-name="T3">,</text:span>很快地我就被打敗了<text:span text:style-name="T3">,</text:span>這不是一個有絲毫企圖想講道理的社會<text:span text:style-name="T3">,</text:span>旗子顏色才是唯一真理<text:span text:style-name="T3">. </text:span>只要是我方<text:span text:style-name="T3">,</text:span>一切都對<text:span text:style-name="T3">,</text:span>所有美好的概念都能拿來宣揚引用抗爭<text:span text:style-name="T3">,</text:span>凡是敵方<text:span text:style-name="T3">,</text:span>就算白白布也硬是能把你染到黑<text:span text:style-name="T3">. <text:line-break/><text:line-break/></text:span>過去這套本事是老<text:span text:style-name="T3">K</text:span>的專長<text:span text:style-name="T3">,</text:span>沒想到大約在<text:span text:style-name="T3">1998</text:span>年<text:span text:style-name="T3">,</text:span>舉綠旗的就已青出於藍<text:span text:style-name="T3">,</text:span>如今更是遙遙領先<text:span text:style-name="T3">.</text:span></text:p>
      <text:p text:style-name="P1"><text:span text:style-name="T1">喬逸強</text:span><text:s/>  |  2013.07.03 01:39   |   <text:a xlink:type="simple" xlink:href="http://palinfo.habago.org/Entry?Command=Information_PrintForum&amp;iPage=472#FORUM31963"><text:span text:style-name="T2">#</text:span></text:a></text:p>
      <text:p text:style-name="P3">李同學，南方朔先生的文章哪裡有提到什麼商業理由<text:span text:style-name="T3">?</text:span>他的第一句話就給整篇文章給定調了，整篇的文章基調很明確，不需多言。順便把當初<text:span text:style-name="T3">WTO</text:span>簽署的爛條件牽拖到<text:span text:style-name="T3">ECFA</text:span>上面，李登輝、蔡英文的坑賴到馬英九身上。<text:span text:style-name="T3"><text:line-break/></text:span>我的印象是，在這次服貿協議新聞出來前，大家抱怨的不就是<text:span text:style-name="T3">FTA</text:span>、<text:span text:style-name="T3">TPP</text:span>、東協十加三，台灣競爭力堪憂<text:span text:style-name="T3">...</text:span>現在<text:span text:style-name="T3">ECFA</text:span>架構下的服貿協議簽下來、新加坡、紐西蘭的<text:span text:style-name="T3">FTA</text:span>洽簽中，大家又翻桌了。討厭馬，那就反馬吧。今天說一套明天說另外一套，對有記憶力的人來說是一種折磨。<text:span text:style-name="T3"><text:line-break/></text:span>說真的，如果說服貿協議會造成什麼不良影響，你可以參考看看劉憶如在自由時報的專訪。她提到的影響就像是<text:span text:style-name="T3">7-11</text:span>、<text:span text:style-name="T3">WAL-Mart</text:span>殺掉柑仔店那種影響。還有在別的地方另外看到的可見影響就是，因為台灣的服務業「比較進步」所以服貿協議以後會造成大陸對台灣人才的磁吸效應。<text:span text:style-name="T3"><text:line-break/></text:span>獨立經營的小店消失對台灣社會是好是壞<text:span text:style-name="T3">?</text:span>我知道我美國念書時的經濟學老師有抱怨過他家的小店因為<text:span text:style-name="T3">Wal-mart</text:span>競爭而收攤。至於台灣方面，我不太清楚，<text:span text:style-name="T3">7-11</text:span>滿地都是，大家好像還滿開心的，沒見到什麼人在懷念小時候的柑仔店，只聽過朋友抱怨國外怎麼沒有<text:span text:style-name="T3">24</text:span>小時的便利店。<text:span text:style-name="T3"><text:line-break/></text:span>台灣人才的磁吸效應<text:span text:style-name="T3">?</text:span>不是很多年輕同學都在抱怨老闆無良，主管占著茅坑不拉屎<text:span text:style-name="T3">?</text:span>吸光了以後就有舞臺就空出來了。可供各位大展長才，產業再進化。各個先進國家都走過這一程。<text:span text:style-name="T3"><text:line-break/></text:span>至於台灣定位邊緣化不邊緣化，在這個美國老大哥說風就是雨的時代，台灣這個的已經邊的不能再邊邊了的角色還在那邊說邊不邊緣化不是很可愛嗎<text:span text:style-name="T3">?</text:span></text:p>
      <text:p text:style-name="P1"><text:span text:style-name="T1">陳真</text:span><text:s/>  |  2013.07.02 17:59   |   <text:a xlink:type="simple" xlink:href="http://palinfo.habago.org/Entry?Command=Information_PrintForum&amp;iPage=472#FORUM31962"><text:span text:style-name="T2">#</text:span></text:a></text:p>
      <text:p text:style-name="P2">李同學有篇留言被哈巴狗擋住<text:span text:style-name="T3">,</text:span>我人在店裏<text:span text:style-name="T3">,</text:span>沒法教訓笨狗叫他放行<text:span text:style-name="T3">.<text:line-break/><text:line-break/></text:span>李同學貼了篇南方朔的文章<text:span text:style-name="T3">,</text:span>抱歉我實在不想花時間看他的文章<text:span text:style-name="T3">,</text:span>僅就你所說的回答<text:span text:style-name="T3">.<text:line-break/><text:line-break/></text:span>但我想我應該不用回答<text:span text:style-name="T3">,</text:span>因為我覺得自己已經講得很清楚<text:span text:style-name="T3">. </text:span>我不但沒有說什麼應該政商分離這種蠢話<text:span text:style-name="T3">,</text:span>我反倒是說我們的一切所謂自由經濟全是人為設計的政治盤算<text:span text:style-name="T3">. <text:line-break/><text:line-break/></text:span>我還說到<text:span text:style-name="T3">,</text:span>你要反什麼要什麼都行<text:span text:style-name="T3">,</text:span>但別拐彎抹角<text:span text:style-name="T3">,</text:span>別掛羊頭賣狗肉<text:span text:style-name="T3">,</text:span>別不一致<text:span text:style-name="T3">.</text:span>所有外資都能幹的事<text:span text:style-name="T3">,</text:span>陸資有什麼理由必須另眼相看惡眼相向呢<text:span text:style-name="T3">? <text:line-break/><text:line-break/></text:span>他們不是他們<text:span text:style-name="T3">,</text:span>他們對我來說就是我們<text:span text:style-name="T3">. </text:span>我不知道我為什麼要特別關心所謂台灣人的利益<text:span text:style-name="T3">,</text:span>而不是僅僅關心<text:span text:style-name="T3"><text:s/>"</text:span>人<text:span text:style-name="T3">" </text:span>的利益<text:span text:style-name="T3">.<text:line-break/><text:line-break/></text:span>孟德斯鳩有句話這麼說<text:span text:style-name="T3">,</text:span>即使對法國有利但對他人不利的事<text:span text:style-name="T3">,</text:span>他一樣要反對<text:span text:style-name="T3">,"</text:span>因為我成為法國人只是一種偶然<text:span text:style-name="T3">,</text:span>成為人卻是必然<text:span text:style-name="T3">".<text:line-break/><text:line-break/></text:span>在我的一切思考中<text:span text:style-name="T3">,</text:span>從來沒有<text:span text:style-name="T3"><text:s/>"</text:span>台灣人的利益<text:span text:style-name="T3">" </text:span>這樣一個成份<text:span text:style-name="T3">.</text:span></text:p>
      <text:p text:style-name="P1"><text:span text:style-name="T1">陳真</text:span><text:s/>  |  2013.07.02 17:34   |   <text:a xlink:type="simple" xlink:href="http://palinfo.habago.org/Entry?Command=Information_PrintForum&amp;iPage=472#FORUM31961"><text:span text:style-name="T2">#</text:span></text:a></text:p>
      <text:p text:style-name="P3"><text:span text:style-name="T3">(</text:span>再續<text:span text:style-name="T3">)<text:line-break/><text:line-break/></text:span>子曰<text:span text:style-name="T3">,</text:span>疾夫舍曰欲之而必為之辭<text:span text:style-name="T3">,</text:span>愛吃就拿去吃<text:span text:style-name="T3">,</text:span>不要假細意<text:span text:style-name="T3">. </text:span>明明心裏想的是這個<text:span text:style-name="T3">,</text:span>嘴裏卻偏要說得燦爛<text:span text:style-name="T3">,</text:span>說成那個<text:span text:style-name="T3">. </text:span>基本上<text:span text:style-name="T3">,</text:span>掛什麼頭就賣什麼肉是比較好的<text:span text:style-name="T3">,</text:span>道德上要高尚些<text:span text:style-name="T3">.<text:line-break/><text:line-break/></text:span>當然<text:span text:style-name="T3">,</text:span>招牌掛對了也不一定高明<text:span text:style-name="T3">,</text:span>總有些商家以為世上只有一種肉<text:span text:style-name="T3">,</text:span>或以為此肉天下第一<text:span text:style-name="T3">,</text:span>凡事以此為檢驗標準<text:span text:style-name="T3">,</text:span>這在道德上雖然沒有不一致的問題<text:span text:style-name="T3">,</text:span>但一致到底也挺令人窒息<text:span text:style-name="T3">.<text:line-break/><text:line-break/></text:span>舉個例<text:span text:style-name="T3">,</text:span>例如<text:span text:style-name="T3">Karl Popper,</text:span>他的想法<text:span text:style-name="T3">,</text:span>特別是有關科學哲學方面的想法<text:span text:style-name="T3">,</text:span>我幾乎都不認同<text:span text:style-name="T3">,</text:span>但我對這樣一個人以及他乾乾淨淨不裝神弄鬼的表達方式卻極為讚賞<text:span text:style-name="T3">. <text:line-break/><text:line-break/></text:span>但我的讚賞恐怕就會惹惱一些人<text:span text:style-name="T3">,</text:span>因為他們說<text:span text:style-name="T3">Popper</text:span>政治上右傾<text:span text:style-name="T3">. Popper</text:span>政治哲學上是否右傾<text:span text:style-name="T3">,</text:span>這我存疑<text:span text:style-name="T3">,</text:span>但話說回來<text:span text:style-name="T3">,</text:span>左傾右傾又何妨<text:span text:style-name="T3">? </text:span>左傾並不具備任何道德上的必然優勢<text:span text:style-name="T3">,</text:span>就猶如統獨處於天平的兩端<text:span text:style-name="T3">,</text:span>並無一方蘊含更多內在的善<text:span text:style-name="T3">. <text:line-break/><text:line-break/></text:span>我常想起蕭伯納那句話<text:span text:style-name="T3">,</text:span>他說<text:span text:style-name="T3">,</text:span>他認識許多溫和良善的獵人<text:span text:style-name="T3">,</text:span>同時也認識許多動保人士<text:span text:style-name="T3">,</text:span>卻個個殘暴冷酷<text:span text:style-name="T3">. </text:span>說起來<text:span text:style-name="T3">,</text:span>一個站錯邊的好人<text:span text:style-name="T3">,</text:span>總是勝過一個永遠站在正確立場的混蛋<text:span text:style-name="T3">.<text:line-break/><text:line-break/></text:span>前陣子認識個好朋友<text:span text:style-name="T3">,</text:span>她說<text:span text:style-name="T3">,</text:span>她過去比較傾向左派<text:span text:style-name="T3">,</text:span>但她現在不好意思這樣說了<text:span text:style-name="T3">,</text:span>因為她其實也不知道左右要如何說個明白<text:span text:style-name="T3">,</text:span>況且自己的生活實在一點也不左<text:span text:style-name="T3">. <text:line-break/><text:line-break/></text:span>很久很久以前<text:span text:style-name="T3">,</text:span>我是勞陣<text:span text:style-name="T3">(</text:span>台灣勞工陣線<text:span text:style-name="T3">,</text:span>更早叫勞支會<text:span text:style-name="T3">)</text:span>的幹部<text:span text:style-name="T3">,</text:span>幹部之中只有我一個是假勞工<text:span text:style-name="T3">,</text:span>其他人<text:span text:style-name="T3"><text:s/>"</text:span>名義上<text:span text:style-name="T3">" </text:span>都是勞工<text:span text:style-name="T3">.</text:span>重點是<text:span text:style-name="T3">,</text:span>每次開會<text:span text:style-name="T3">,</text:span>冠蓋雲集<text:span text:style-name="T3">,</text:span>所有人都開車<text:span text:style-name="T3">,</text:span>而且據說頗為名貴<text:span text:style-name="T3">(</text:span>我對車一無所知<text:span text:style-name="T3">),</text:span>而且住的是千萬元毫宅<text:span text:style-name="T3">,</text:span>聽的是百萬元起跳的音響<text:span text:style-name="T3">,</text:span>而我呢<text:span text:style-name="T3">,</text:span>我和學姐住在一個五六坪大的小房間<text:span text:style-name="T3">,</text:span>月租三千<text:span text:style-name="T3">,</text:span>對外僅有一片小窗戶<text:span text:style-name="T3">,</text:span>連床都沒有<text:span text:style-name="T3">,</text:span>就直接睡地上<text:span text:style-name="T3">,</text:span>天花板會落水<text:span text:style-name="T3">,</text:span>房東不願意修理<text:span text:style-name="T3">,</text:span>因此我的棉被經常是濕的<text:span text:style-name="T3">. </text:span>平常看書時就擺個活動桌<text:span text:style-name="T3">,</text:span>活動桌一張<text:span text:style-name="T3">200</text:span>元<text:span text:style-name="T3">,</text:span>抗爭往往需要擺個攤子<text:span text:style-name="T3">,</text:span>經常就是借用我的活動桌<text:span text:style-name="T3">.<text:line-break/><text:line-break/></text:span>我那時對自己跟<text:span text:style-name="T3"><text:s/>"</text:span>同志們<text:span text:style-name="T3">" </text:span>這樣一種物質上的巨大落差並無絲毫感覺<text:span text:style-name="T3">,</text:span>有時聽他們講起左派的道理來<text:span text:style-name="T3">,</text:span>我還挺仰慕他們的正義感與知識之淵博呢<text:span text:style-name="T3">! </text:span>當他們神聖地跟我講起儉樸的道理時<text:span text:style-name="T3">,</text:span>我還挺感動<text:span text:style-name="T3">,</text:span>於是每次醫院花薪水<text:span text:style-name="T3">,</text:span>我就趕緊去郵局匯款<text:span text:style-name="T3">,</text:span>這個團體捐幾千<text:span text:style-name="T3">,</text:span>那個團體捐兩萬<text:span text:style-name="T3">,</text:span>然後留給自己一兩萬<text:span text:style-name="T3">,</text:span>勉強可以用到月底的一點錢<text:span text:style-name="T3">.<text:line-break/><text:line-break/></text:span>但是<text:span text:style-name="T3">,</text:span>再遲鈍的人也總有覺醒的一天<text:span text:style-name="T3">.<text:line-break/><text:line-break/></text:span>並非說<text:span text:style-name="T3">,</text:span>你應一貧如洗才叫左派<text:span text:style-name="T3">,</text:span>就算<text:span text:style-name="T3">CHOMSKY</text:span>也累積了億萬家產<text:span text:style-name="T3">. </text:span>我想說的是<text:span text:style-name="T3">,</text:span>讓我們在語言上誠實點<text:span text:style-name="T3">,</text:span>別那麼氣燄高張<text:span text:style-name="T3">,</text:span>畢竟生活上我們都一個樣<text:span text:style-name="T3">,</text:span>沒有差別<text:span text:style-name="T3">,</text:span>只有極少數笨蛋或聖徒才真正過著不一樣的生活<text:span text:style-name="T3">. </text:span>然而<text:span text:style-name="T3">,</text:span>這樣的人<text:span text:style-name="T3">,</text:span>除甘地外<text:span text:style-name="T3">,</text:span>我不曾見過<text:span text:style-name="T3">.<text:line-break/><text:line-break/></text:span>大多時候<text:span text:style-name="T3">,</text:span>言語就跟屁一樣<text:span text:style-name="T3">,</text:span>放過就算<text:span text:style-name="T3">,</text:span>毫無意義<text:span text:style-name="T3">. </text:span>智能差一點的<text:span text:style-name="T3">,</text:span>說起理想來<text:span text:style-name="T3">,</text:span>就更不堪聞問了<text:span text:style-name="T3">.<text:line-break/><text:line-break/></text:span>常有些自我宣稱喜歡哲學的人<text:span text:style-name="T3">,</text:span>其實他們一點也不喜歡<text:span text:style-name="T3">,</text:span>他們喜歡的是一種<text:span text:style-name="T3"><text:s/>"</text:span>喜歡哲學<text:span text:style-name="T3">" </text:span>的<text:span text:style-name="T3"><text:s/>"</text:span>感覺<text:span text:style-name="T3">",</text:span>他們只是喜歡這樣一種自以為高人一等的<text:span text:style-name="T3"><text:s/>"</text:span>感覺<text:span text:style-name="T3">".<text:line-break/><text:line-break/></text:span>為了表達他們對於哲學的<text:span text:style-name="T3"><text:s/>"</text:span>喜歡<text:span text:style-name="T3">", </text:span>他們常會故做困惑狀<text:span text:style-name="T3">. </text:span>但一個人究竟是真困惑或假困惑是瞞不了人的<text:span text:style-name="T3">. </text:span>如果你真的困惑於眼前的一個小茶杯<text:span text:style-name="T3">,</text:span>如果你真的困惑於<text:span text:style-name="T3"><text:s/>"</text:span>為什麼我知道這是我的手<text:span text:style-name="T3">",</text:span>你將會為這些困惑皓首窮經<text:span text:style-name="T3">,</text:span>費盡青春<text:span text:style-name="T3">.<text:line-break/><text:line-break/></text:span>說起來也相當可悲<text:span text:style-name="T3">.</text:span>一個人如果不是得了某個奇怪的哲學病<text:span text:style-name="T3">,</text:span>他怎麼會把一生最好的青春拿來解決<text:span text:style-name="T3"><text:s/>"1</text:span>等於<text:span text:style-name="T3">1" </text:span>這樣的<text:span text:style-name="T3"><text:s/>"</text:span>無聊<text:span text:style-name="T3">" </text:span>問題<text:span text:style-name="T3">? </text:span>他怎麼會關心邏輯有沒有漏洞<text:span text:style-name="T3">? </text:span>數學有個什麼樣的基礎<text:span text:style-name="T3">?<text:line-break/><text:line-break/></text:span>另一方面<text:span text:style-name="T3">,</text:span>故做困惑狀的人<text:span text:style-name="T3">,</text:span>不知其可悲<text:span text:style-name="T3">,</text:span>反倒以為炫<text:span text:style-name="T3">,</text:span>他們似乎以為只要在每個現象後面畫上一個問號就是在提出問題<text:span text:style-name="T3">,</text:span>就是表達了一種困惑<text:span text:style-name="T3">,</text:span>然後以為這樣一種困惑意味著一種高貴深遂的心靈<text:span text:style-name="T3">.<text:line-break/><text:line-break/>"</text:span>在每個現象後面直接打問號<text:span text:style-name="T3">" </text:span>的故做困惑狀<text:span text:style-name="T3">,</text:span>其實隨處可見<text:span text:style-name="T3">. </text:span>你看一些以為左派很高貴很有什麼批判力的蠢蛋<text:span text:style-name="T3">,</text:span>他們的提問與批判方式幾乎就像套公式那樣<text:span text:style-name="T3">,</text:span>直接在每個他認為與所謂左派不合的現象或事情上直接開罵<text:span text:style-name="T3">,</text:span>謂之批判<text:span text:style-name="T3">.<text:line-break/><text:line-break/></text:span>但你若是他的考官<text:span text:style-name="T3">,</text:span>你將會發現<text:span text:style-name="T3">,</text:span>他恐怕連自己在講什麼也不知道<text:span text:style-name="T3">,</text:span>他只是以為只要在某個表面上與所謂左派不合的現象或事情上直接開罵<text:span text:style-name="T3">,</text:span>就是一種左派理想<text:span text:style-name="T3">,</text:span>就是一種批判<text:span text:style-name="T3">.<text:line-break/><text:line-break/></text:span>我其實不是要反對任何一種立場<text:span text:style-name="T3">,</text:span>我只是反對不知所云<text:span text:style-name="T3">. </text:span>每當我被這樣一些不知所云的普世現象給心靈虐待到很想捏<text:span text:style-name="T3">LP</text:span>自殺時<text:span text:style-name="T3">,</text:span>維根斯坦的一段話給了我一點安慰<text:span text:style-name="T3">. </text:span>把他的話翻成我的白話文<text:span text:style-name="T3">,</text:span>大約是說<text:span text:style-name="T3">,</text:span>他對旁人的意見沒有任何意見<text:span text:style-name="T3">,</text:span>重點是你究竟在說什麼<text:span text:style-name="T3">. </text:span>維根斯坦說<text:span text:style-name="T3">,</text:span>要是能把世上的所有話語清楚地列個表<text:span text:style-name="T3">,</text:span>那麼<text:span text:style-name="T3">,</text:span>你只要指給我看你所要講的意思是這張表上的哪一句<text:span text:style-name="T3">,</text:span>維根斯坦說<text:span text:style-name="T3">,</text:span>我將毫無異議<text:span text:style-name="T3">,</text:span>你要怎麼說都行<text:span text:style-name="T3">.<text:line-break/><text:line-break/></text:span>每當我被不知所云的普世現象折磨得很想按<text:span text:style-name="T3">LP</text:span>自殺時<text:span text:style-name="T3">,</text:span>我常渴望這樣一個表格<text:span text:style-name="T3">. </text:span>你只要指給我看是哪一句就行<text:span text:style-name="T3">,</text:span>然後溝通便已完成<text:span text:style-name="T3">,</text:span>我對你的任何意見將不會有任何意見<text:span text:style-name="T3">.</text:span></text:p>
      <text:p text:style-name="P1"><text:span text:style-name="T1">秉叡</text:span><text:s/>  |  2013.07.02 16:36   |   <text:a xlink:type="simple" xlink:href="http://palinfo.habago.org/Entry?Command=Information_PrintForum&amp;iPage=472#FORUM31960"><text:span text:style-name="T2">#</text:span></text:a></text:p>
      <text:p text:style-name="P2">關於反對兩岸服冒協議，商的理由在下面，而陳真先生說政商分離，最好中共也是如此認為，可惜不是。<text:span text:style-name="T3"><text:line-break/><text:line-break/></text:span>＝＝＝＝＝＝＝＝＝＝＝＝＝＝＝＝＝＝＝＝＝＝<text:span text:style-name="T3"><text:line-break/></text:span>【南方朔專欄】服貿協議<text:span text:style-name="T3"><text:s/></text:span>是把自己搞垮投降！<text:span text:style-name="T3"><text:line-break/><text:line-break/>2013-06-26 12:30<text:line-break/><text:line-break/></text:span><text:span text:style-name="T4">〈</text:span>服貿協議〉可說是習近平時代促統的第一聲，因此我主張兩岸的政治協商談判應該先行，早一點把台灣的地位搞清楚，交付人民公決，總比目前這種拖延，拖到台灣經濟崩潰好太多了。<text:span text:style-name="T3"><text:line-break/></text:span>南方朔<text:span text:style-name="T3"><text:line-break/><text:line-break/></text:span>近年來，台灣的政府日益無能，無能的關鍵其實乃是無知。台灣的政府及御用學者，只會在那裡吹噓ＥＣＦＡ，而對ＥＣＦＡ，我是從頭起就反對。我認為ＥＣＦＡ只會形成兩岸間的「中心─邊緣」關係，大陸是中心，台灣是邊緣。中心會向邊緣抽吸資本、技術與人力，而在資本被抽吸的過程中，利潤卻不會回流，它會形成台灣「依賴而不發展」的惡果。到了最近，政府官員和御用學者終於承認，「ＥＣＦＡ的效果不如預期。」他們的後知後覺已到了可怕的程度。<text:span text:style-name="T3"><text:line-break/><text:line-break/></text:span>一條龍整合，打垮台灣小資本<text:span text:style-name="T3"><text:line-break/><text:line-break/></text:span>台灣政府可說是徹底的無知，他們只會人云亦云夸夸而談開放自由，他們不知道每個國家都有自己的核心利益，是不容在自由貿易的名義下被讓渡的。這也是歐盟及日本在國際談判時對農業很堅持、加拿大對文化產業很堅持的原因。沒有一個國家像台灣政府一樣，那麼不重視自己核心利益的。台灣政府不知道，經濟不只是經濟，經濟也是社會的結構，也是生活方式的選擇，甚至還是國家安全的重要項目。<text:span text:style-name="T3"><text:line-break/><text:line-break/></text:span>就以這次的＜兩岸服貿協議＞為例，如果台灣是和美國、歐洲、日本或韓國簽訂這種協議，我一點也不會擔心。這些國家大概只會有大型公司或商家介入市場和來台投資。整個台灣的服務產業，頂多只是多了幾個選擇而已，基本結構完全不受影響。但協議的對象是中國大陸，則情況完全不同了。<text:span text:style-name="T3"><text:line-break/><text:line-break/></text:span>中國大陸的內需服務經濟雖然發展較遲，占ＧＤＰ的比重約在三五％至四○％左右，但因為幅員及市場規模龐大，學習創新能力強，它的服務產業已發展出新的產業模式，高度的垂直整合與水平整合。就以它在台灣的旅遊業而言，它投資飯店、旅館、餐廳、賣場，整合台灣的土產商家，刷卡是刷銀聯卡，再加上上游的航空公司，這就是俗稱的「一條龍」垂直整合商業模式，大陸各地的連鎖店，多半都有了這種模式，已成了服務產業的基本策略。一旦這種模式進入台灣的服務經濟體系，台灣的小資本服務經濟必定很快就潰不成軍！<text:span text:style-name="T3"><text:line-break/><text:line-break/></text:span>中國大陸雖對台灣開放了八十項，諸如台灣的金融服務及電子服務有利可圖，但大陸對台有它的核心利益，因此在它的策略目標定義下，台灣只是海峽東區一個區域而已，台商仍須經過層層審批及管理。這也就是說，＜服貿協議＞的簽訂可以說是兩岸「中心─邊緣」關係的深化，變成了是大陸人當老闆、台灣人當伙計的「主子─奴僕」關係。服務經濟乃是一個社會庶民日常生活最重要的部門，它的就業量最大，生活習慣影響最大，當台灣在這一塊上全面撤退，將來台灣的格局已不問可知。<text:span text:style-name="T3"><text:line-break/><text:line-break/></text:span>中心─邊緣，變成主子─奴僕<text:span text:style-name="T3"><text:line-break/><text:line-break/></text:span>研究兩岸關係的都知道，從習近平上台後，大陸的基本立場已由「和平反獨」調整為「和平保統」，這也是通稱的「兩岸關係已進入深水區」，北京當局由於根本不信任馬英九，他忽焉親中，忽焉親美，立場搖搖擺擺。因此北京當局已加快了它「以商逼政」的速度，加快將台灣內部經濟被大陸經濟收編的步伐。<text:span text:style-name="T3"><text:line-break/><text:line-break/></text:span>這是當今北京當局的既定政策，＜服貿協議＞可說就是習近平時代促統的第一聲。將台灣四部經濟由「中心─邊緣」變為「主子─奴僕」關係，使台灣更無拒統的籌碼，即是北京的手段。<text:span text:style-name="T3"><text:line-break/><text:line-break/></text:span>也正因為這個原因，我反而主張兩岸的政治協商談判應該先行，早一點把台灣的地位搞清楚，交付人民公決，總比目前這種拖延，拖到台灣經濟崩潰好太多了。馬英九的和平是一種慢性自殺，輸掉的是下一代的前途與幸福！<text:span text:style-name="T3"><text:line-break/><text:line-break/></text:span>小圈子決策，全沒有國安考量<text:span text:style-name="T3"><text:line-break/><text:line-break/></text:span>馬政府執政已經五年，這個政府搖搖擺擺，對任何問題都無知，它無法定義台灣人民的核心利益，由於不能自我定義，它的親信在經貿談判桌上，遂任由有備而來的北京代表予取予求，完全主宰了談判，而台灣人民的核心利益遂一寸寸、一步步的讓渡了出去。這已不是「自由貿易」，而是「和平賣國」了。從ＥＣＦＡ到＜兩岸服貿協議＞，這個政府的無知無能已真的到了匪夷所思的地步。<text:span text:style-name="T3"><text:line-break/><text:line-break/></text:span>因此，對＜服貿協議＞，我覺得前國安局長及國安會秘書長丁渝洲的評論最切中要旨，丁渝洲說這是馬的小圈子決策，完全沒有國安考量。他的意思其實就是它對基本的國家及人民的核心利益已完全棄守。一個政權最大的悲哀，乃是自己在製造失敗的條件以利於投降。國民黨投降是早晚的事，但把台灣搞垮來投降，這已是不可原諒的卑劣了！●<text:span text:style-name="T3"><text:line-break/>http://www.new7.com.tw/NewsView.aspx?t=TOP&amp;i=TXT201306261337557KH</text:span></text:p>
      <text:p text:style-name="P1"><text:span text:style-name="T1">陳真</text:span><text:s/>  |  2013.07.01 16:49   |   <text:a xlink:type="simple" xlink:href="http://palinfo.habago.org/Entry?Command=Information_PrintForum&amp;iPage=472#FORUM31959"><text:span text:style-name="T2">#</text:span></text:a></text:p>
      <text:p text:style-name="P3"><text:span text:style-name="T3">(</text:span>續<text:span text:style-name="T3">)<text:line-break/><text:line-break/></text:span>有人一定會說<text:span text:style-name="T3">,</text:span>商的事當然不會純粹只是商<text:span text:style-name="T3">. </text:span>這我不否認<text:span text:style-name="T3">,</text:span>就好像黃金漲跌背後全是政治<text:span text:style-name="T3">;</text:span>銀彈跟子彈只是外表有別<text:span text:style-name="T3">,</text:span>基本效果卻沒兩樣<text:span text:style-name="T3">. <text:line-break/><text:line-break/></text:span>我並不是說語言之間互無交集<text:span text:style-name="T3">,</text:span>各自運作<text:span text:style-name="T3">,</text:span>我是說<text:span text:style-name="T3">,</text:span>別總是用這套語言來包裝另一套語言<text:span text:style-name="T3">. <text:line-break/><text:line-break/></text:span>你看<text:span text:style-name="T3">,</text:span>不管是島內外或全世界都一樣<text:span text:style-name="T3">,</text:span>越是跟民主無關的<text:span text:style-name="T3">,</text:span>幾乎都叫做民主基金會<text:span text:style-name="T3">;</text:span>越沒有文化的<text:span text:style-name="T3">,</text:span>往往叫做文化的什麼跟什麼<text:span text:style-name="T3">,</text:span>所謂人權<text:span text:style-name="T3">,</text:span>關心的是政權<text:span text:style-name="T3">,</text:span>賣的依然是政治<text:span text:style-name="T3">,</text:span>僅有少數人權組織比較乾淨些<text:span text:style-name="T3">,</text:span>例如<text:span text:style-name="T3">AI(</text:span>當然不包括那個愛台灣的台灣<text:span text:style-name="T3">AI)</text:span>其它大多臭不可聞<text:span text:style-name="T3">.</text:span></text:p>
      <text:p text:style-name="P1"><text:span text:style-name="T1">陳真</text:span><text:s/>  |  2013.07.01 16:07   |   <text:a xlink:type="simple" xlink:href="http://palinfo.habago.org/Entry?Command=Information_PrintForum&amp;iPage=472#FORUM31958"><text:span text:style-name="T2">#</text:span></text:a></text:p>
      <text:p text:style-name="P2">投喬同學一票<text:span text:style-name="T3">!<text:line-break/><text:line-break/></text:span>商的事<text:span text:style-name="T3">,</text:span>我是幼稚園中班<text:span text:style-name="T3">,</text:span>但以同一商品概念來比較<text:span text:style-name="T3">,</text:span>那便是一種數學了<text:span text:style-name="T3">.<text:line-break/><text:line-break/></text:span>葡萄香蕉哈密瓜一斤該賣多少或怎麼賣才是為商之道<text:span text:style-name="T3">,</text:span>這我不清楚<text:span text:style-name="T3">,</text:span>但同一種商品賣多少或怎麼賣<text:span text:style-name="T3">, </text:span>商業邏輯理應無甚差別<text:span text:style-name="T3">. <text:line-break/><text:line-break/></text:span>外資就是外資<text:span text:style-name="T3">,</text:span>外資在台<text:span text:style-name="T3">,</text:span>通行無阻<text:span text:style-name="T3">,</text:span>為何對陸資惡眼相看<text:span text:style-name="T3">? </text:span>特別敵視陸資<text:span text:style-name="T3">,</text:span>理應就該說出一點商的理由<text:span text:style-name="T3">,</text:span>而不是說出很多政治的理由<text:span text:style-name="T3">.<text:line-break/><text:line-break/></text:span>服貿怎麼簽<text:span text:style-name="T3">,</text:span>合不合程序<text:span text:style-name="T3">? </text:span>這跟人權侵害實在扯不上半點關係<text:span text:style-name="T3">. </text:span>所謂台權會及愛台民主人士們卻跑去抗議這個<text:span text:style-name="T3">. </text:span>美國監控全球每個人的手機和信箱<text:span text:style-name="T3">,</text:span>這樣的人權侵犯<text:span text:style-name="T3">,</text:span>卻不見所謂台權會去抗議<text:span text:style-name="T3">. <text:line-break/><text:line-break/></text:span>到了廟裏<text:span text:style-name="T3">,</text:span>就該說和尚的話<text:span text:style-name="T3">,</text:span>一種事有一種事自身的語言與邏輯<text:span text:style-name="T3">,</text:span>但我看到的卻是政治語言踐踏所有領域<text:span text:style-name="T3">,</text:span>在這島上<text:span text:style-name="T3">,</text:span>成為判別一切是非美醜的準則<text:span text:style-name="T3">.<text:line-break/><text:line-break/></text:span>黨外時<text:span text:style-name="T3">,</text:span>或者說<text:span text:style-name="T3">,</text:span>當我的說法仍然符合綠的主張時<text:span text:style-name="T3">,</text:span>人們說我是人格者<text:span text:style-name="T3">,</text:span>說我是英雄好漢<text:span text:style-name="T3">. </text:span>可當我的說法與綠有違時<text:span text:style-name="T3">,</text:span>我便成為彷彿人格卑劣的洪水猛獸<text:span text:style-name="T3">.<text:line-break/><text:line-break/></text:span>還記得巴西大主教及<text:span text:style-name="T3">Dom Helder Camara</text:span>的名言嗎<text:span text:style-name="T3">?<text:line-break/><text:line-break/></text:span>「當我把食物給窮人，他們說我是聖徒，當我問窮人為何沒飯吃，他們說我是共產黨。」<text:span text:style-name="T3"><text:line-break/><text:line-break/></text:span>我對一切主張興趣缺缺<text:span text:style-name="T3">,</text:span>但我對各種主張所操弄的語言對不對勁卻很敏感<text:span text:style-name="T3">; </text:span>到了廟裏就該說和尚的話<text:span text:style-name="T3">,</text:span>而不是不管走到哪全是政治語言<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